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4.417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26pt solid #008080" fo:padding="0.085cm" style:vertical-align="middl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table table:name="Standard Setting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009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Slug</text:p>
            </table:table-cell>
            <table:table-cell table:style-name="ce4" office:value-type="string">
              <text:p>Name</text:p>
            </table:table-cell>
            <table:table-cell table:style-name="ce4" office:value-type="string">
              <text:p>Technical</text:p>
            </table:table-cell>
            <table:table-cell table:style-name="ce1" office:value-type="string">
              <text:p>Extension</text:p>
            </table:table-cell>
            <table:table-cell table:style-name="ce1" office:value-type="string">
              <text:p>Recommend</text:p>
            </table:table-cell>
            <table:table-cell table:style-name="ce1" office:value-type="string">
              <text:p>Size_43</text:p>
            </table:table-cell>
            <table:table-cell table:style-name="ce1" office:value-type="string">
              <text:p>Size_169</text:p>
            </table:table-cell>
            <table:table-cell table:style-name="ce1" office:value-type="string">
              <text:p>Cardinality</text:p>
            </table:table-cell>
            <table:table-cell table:style-name="ce1" office:value-type="string">
              <text:p>Command1</text:p>
            </table:table-cell>
            <table:table-cell table:style-name="ce1" office:value-type="string">
              <text:p>Command2</text:p>
            </table:table-cell>
            <table:table-cell table:style-name="ce1" office:value-type="string">
              <text:p>Command3</text:p>
            </table:table-cell>
            <table:table-cell table:style-name="ce1" office:value-type="string">
              <text:p>Command4</text:p>
            </table:table-cell>
            <table:table-cell table:style-name="ce1" office:value-type="string">
              <text:p>CancelCommand</text:p>
            </table:table-cell>
            <table:table-cell table:style-name="ce7" table:number-columns-repeated="1009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flv</text:p>
          </table:table-cell>
          <table:table-cell table:style-name="ce5" office:value-type="string">
            <text:p>Video at very low definition and flash sorenson format</text:p>
          </table:table-cell>
          <table:table-cell table:style-name="ce5" office:value-type="string">
            <text:p>flv container, sorenson video at 280kb/s, mp3 audio at 64kb/s and 22KHz, 426x24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mp3lame -vcodec flv -ar 44100 -ab 64k -b 280k -s %%SIZE%% -r 25 %%DESTINATION%%.flv</text:p>
          </table:table-cell>
          <table:table-cell/>
          <table:table-cell table:style-name="ce7" table:number-columns-repeated="2"/>
          <table:table-cell table:style-name="ce7" office:value-type="string">
            <text:p>rm %%DESTINATION%%.flv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640x36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mp3lame -vcodec flv -ar 44100 -ab 128k -b 440k -s %%SIZE%% -r 25 %%DESTINATION%%.flv</text:p>
          </table:table-cell>
          <table:table-cell/>
          <table:table-cell table:style-name="ce7" table:number-columns-repeated="2"/>
          <table:table-cell table:style-name="ce7" office:value-type="string">
            <text:p>rm %%DESTINATION%%.flv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flv</text:p>
          </table:table-cell>
          <table:table-cell table:style-name="ce5" office:value-type="string">
            <text:p>Video at low definition and flash sorenson format</text:p>
          </table:table-cell>
          <table:table-cell table:style-name="ce5" office:value-type="string">
            <text:p>flv container, sorenson video at 440kb/s, mp3 audio at 128kb/s and 44KHz, 854x48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mp3lame -vcodec flv -ar 44100 -ab 128k -b 440k -s %%SIZE%% -r 25 %%DESTINATION%%.flv</text:p>
          </table:table-cell>
          <table:table-cell/>
          <table:table-cell table:style-name="ce7" table:number-columns-repeated="2"/>
          <table:table-cell table:style-name="ce7" office:value-type="string">
            <text:p>rm %%DESTINATION%%.flv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4</text:p>
          </table:table-cell>
          <table:table-cell table:style-name="ce5" office:value-type="string">
            <text:p>Video at very low definition and portable mp4 format</text:p>
          </table:table-cell>
          <table:table-cell table:style-name="ce5" office:value-type="string">
            <text:p>mp4 container, h264 video at 280kb/s, aac audio at 64kb/s and 22KHz, 426x240 pixels on 16:9, 25fps</text:p>
          </table:table-cell>
          <table:table-cell table:style-name="ce2" office:value-type="string">
            <text:p>mp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<text:s/>-b:a 64k -b:v 280k -s %%SIZE%% -r 25 %%DESTINATION%%.mp4</text:p>
          </table:table-cell>
          <table:table-cell/>
          <table:table-cell table:style-name="ce7" table:number-columns-repeated="2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4</text:p>
          </table:table-cell>
          <table:table-cell table:style-name="ce5" office:value-type="string">
            <text:p>Video at low definition and portable mp4 format</text:p>
          </table:table-cell>
          <table:table-cell table:style-name="ce5" office:value-type="string">
            <text:p>mp4 container, h264 video at 440kb/s, aac audio at 128kb/s and 44KHz, 640x360 pixels on 16:9, 25fps</text:p>
          </table:table-cell>
          <table:table-cell table:style-name="ce2" office:value-type="string">
            <text:p>mp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-b:a 128k -b:v 440k 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4</text:p>
          </table:table-cell>
          <table:table-cell table:style-name="ce5" office:value-type="string">
            <text:p>Video at standard definition and portable mp4 format</text:p>
          </table:table-cell>
          <table:table-cell table:style-name="ce5" office:value-type="string">
            <text:p>mp4 container, h264 video at 680kb/s, aac audio at 128kb/s and 44KHz, 854x48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-b:a 128k -b:v 680k <text:s/>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4</text:p>
          </table:table-cell>
          <table:table-cell table:style-name="ce5" office:value-type="string">
            <text:p>Video at high definition and portable mp4 format</text:p>
          </table:table-cell>
          <table:table-cell table:style-name="ce5" office:value-type="string">
            <text:p>mp4 container, h264 video at 1650kb/s, aac audio at 192kb/s and 44KHz, 1280x72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-b:a 192k -b:v 1650k <text:s/>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4</text:p>
          </table:table-cell>
          <table:table-cell table:style-name="ce5" office:value-type="string">
            <text:p>Video at full-hd definition and portable mp4 format</text:p>
          </table:table-cell>
          <table:table-cell table:style-name="ce5" office:value-type="string">
            <text:p>mp4 container, h264 video at 4000kb/s, aac audio at 192kb/s and 44KHz, 1920x1080 pixels on 16:9, 30fps</text:p>
          </table:table-cell>
          <table:table-cell table:style-name="ce2" office:value-type="string">
            <text:p>m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pre:v medium -deinterlace -c:v libx264 -flags +loop -cmp +chroma -me_range 16 -g 300 -keyint_min 25 -sc_threshold 40 -i_qfactor 0.71 -rc_eq 'blurCplx^(1-qComp)' -qcomp 0.6 -qmin 10 -qmax 51 -qdiff 4 -coder 0 -refs 1 -bufsize 4M -level 21 -partitions parti4x4+partp8x8+partb8x8 -subq 5 -threads 0 -c:a aac -strict experimental -ar 44100 -ac 2 -y <text:s/>-b:a 192k -b:v 4000k 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mp4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webm</text:p>
          </table:table-cell>
          <table:table-cell table:style-name="ce5" office:value-type="string">
            <text:p>Video at very low definition and webm opensource format</text:p>
          </table:table-cell>
          <table:table-cell table:style-name="ce5" office:value-type="string">
            <text:p>webm container, vp8 video at 280kb/s, vorbis audio at 64kb/s and 22KHz, 426x24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64k -b:v 280k -s %%SIZE%% -r 25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webm</text:p>
          </table:table-cell>
          <table:table-cell table:style-name="ce5" office:value-type="string">
            <text:p>Video at low definition and webm opensource format</text:p>
          </table:table-cell>
          <table:table-cell table:style-name="ce5" office:value-type="string">
            <text:p>webm container, vp8 video at 440kb/s, vorbis audio at 128kb/s and 44KHz, 640x36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28k -b:v 440k -s %%SIZE%% -r 25 %%DESTINATION%%.mp4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webm</text:p>
          </table:table-cell>
          <table:table-cell table:style-name="ce5" office:value-type="string">
            <text:p>Video at standard definition webm opensource format</text:p>
          </table:table-cell>
          <table:table-cell table:style-name="ce5" office:value-type="string">
            <text:p>webm container, vp8 video at 680kb/s, vorbis audio at 128kb/s and 44KHz, 854x4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28k -b:v 440k -s %%SIZE%% -r 30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webm</text:p>
          </table:table-cell>
          <table:table-cell table:style-name="ce5" office:value-type="string">
            <text:p>Video at high definition and webm opensource format</text:p>
          </table:table-cell>
          <table:table-cell table:style-name="ce5" office:value-type="string">
            <text:p>webm container, vp8 video at 1650kb/s, vorbis audio at 192kb/s and 44KHz, 1280x72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92k -b:v 1650k -s %%SIZE%% -r 30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webm</text:p>
          </table:table-cell>
          <table:table-cell table:style-name="ce5" office:value-type="string">
            <text:p>Video at full-hd definition and webm opensource format</text:p>
          </table:table-cell>
          <table:table-cell table:style-name="ce5" office:value-type="string">
            <text:p>webm container, vp8 video at 4000kb/s, vorbis audio at 192kb/s and 44KHz, 1920x10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vconv -i %%SOURCE%% -acodec libvorbis -vcodec libvpx -ar 44100 -b:a 192k -b:v 1650k -s %%SIZE%% -r 30 %%DESTINATION%%.webm</text:p>
          </table:table-cell>
          <table:table-cell table:style-name="ce7" table:number-columns-repeated="3"/>
          <table:table-cell table:style-name="ce7" office:value-type="string">
            <text:p>rm %%DESTINATION%%.webm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eg</text:p>
          </table:table-cell>
          <table:table-cell table:style-name="ce5" office:value-type="string">
            <text:p>Video at very low definition and mpeg broadcast format</text:p>
          </table:table-cell>
          <table:table-cell table:style-name="ce5" office:value-type="string">
            <text:p>mpeg container, mpeg2 video at 280kb/s, mpeg2 audio at 64kb/s and 22KHz, 426x24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eg</text:p>
          </table:table-cell>
          <table:table-cell table:style-name="ce5" office:value-type="string">
            <text:p>Video at low definition and mpeg broadcast format</text:p>
          </table:table-cell>
          <table:table-cell table:style-name="ce5" office:value-type="string">
            <text:p>mpeg container, mpeg2 video at 440kb/s, mpeg2 audio at 128kb/s and 44KHz, 640x36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eg</text:p>
          </table:table-cell>
          <table:table-cell table:style-name="ce5" office:value-type="string">
            <text:p>Video at standard definition mpeg broadcast format</text:p>
          </table:table-cell>
          <table:table-cell table:style-name="ce5" office:value-type="string">
            <text:p>mpeg container, mpeg2 video at 680kb/s, mpeg2 audio at 128kb/s and 44KHz, 854x4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eg</text:p>
          </table:table-cell>
          <table:table-cell table:style-name="ce5" office:value-type="string">
            <text:p>Video at high definition and mpeg broadcast format</text:p>
          </table:table-cell>
          <table:table-cell table:style-name="ce5" office:value-type="string">
            <text:p>mpeg container, mpeg2 video at 1650kb/s, mpeg2 audio at 192kb/s and 44KHz, 1280x72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eg</text:p>
          </table:table-cell>
          <table:table-cell table:style-name="ce5" office:value-type="string">
            <text:p>Video at full-hd definition and mpeg broadcast format</text:p>
          </table:table-cell>
          <table:table-cell table:style-name="ce5" office:value-type="string">
            <text:p>mpeg container, mpeg2 video at 4000kb/s, mpeg2 audio at 192kb/s and 44KHz, 1920x10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mp3</text:p>
          </table:table-cell>
          <table:table-cell table:style-name="ce5" office:value-type="string">
            <text:p>Audio track only, with low quality</text:p>
          </table:table-cell>
          <table:table-cell table:style-name="ce5" office:value-type="string">
            <text:p>mp3 container, mp3 audio track at 64Kb/s and 22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3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mp3</text:p>
          </table:table-cell>
          <table:table-cell table:style-name="ce5" office:value-type="string">
            <text:p>Audio track only, with standard quality</text:p>
          </table:table-cell>
          <table:table-cell table:style-name="ce5" office:value-type="string">
            <text:p>mp3 container, mp3 audio track at 128Kb/s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3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mp3</text:p>
          </table:table-cell>
          <table:table-cell table:style-name="ce5" office:value-type="string">
            <text:p>Audio track only, with highest mp3 quality</text:p>
          </table:table-cell>
          <table:table-cell table:style-name="ce5" office:value-type="string">
            <text:p>mp3 container, mp3 audio track at V0 quality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p3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vorbis</text:p>
          </table:table-cell>
          <table:table-cell table:style-name="ce5" office:value-type="string">
            <text:p>Audio track only, with low quality and opensource vorbis codec</text:p>
          </table:table-cell>
          <table:table-cell table:style-name="ce5" office:value-type="string">
            <text:p>ogg container, vorbis audio track at 64Kb/s and 22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og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vorbis</text:p>
          </table:table-cell>
          <table:table-cell table:style-name="ce5" office:value-type="string">
            <text:p>Audio track only, with standard quality and opensource vorbis codec</text:p>
          </table:table-cell>
          <table:table-cell table:style-name="ce5" office:value-type="string">
            <text:p>ogg container, vorbis audio track at 128Kb/s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og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vorbis</text:p>
          </table:table-cell>
          <table:table-cell table:style-name="ce5" office:value-type="string">
            <text:p>Audio track only, with highest quality and opensource vorbis codec</text:p>
          </table:table-cell>
          <table:table-cell table:style-name="ce5" office:value-type="string">
            <text:p>ogg container, vorbis audio track at V0 quality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ogg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aac</text:p>
          </table:table-cell>
          <table:table-cell table:style-name="ce5" office:value-type="string">
            <text:p>Audio track only, with low quality and aac codec</text:p>
          </table:table-cell>
          <table:table-cell table:style-name="ce5" office:value-type="string">
            <text:p>mp4 container, aac audio track at 64kb/s quality and 22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4a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aac</text:p>
          </table:table-cell>
          <table:table-cell table:style-name="ce5" office:value-type="string">
            <text:p>Audio track only, with standard quality and aac codec</text:p>
          </table:table-cell>
          <table:table-cell table:style-name="ce5" office:value-type="string">
            <text:p>mp4 container, aac audio track at 128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4a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92k_aac</text:p>
          </table:table-cell>
          <table:table-cell table:style-name="ce5" office:value-type="string">
            <text:p>Audio track only, with highest quality and aac codec</text:p>
          </table:table-cell>
          <table:table-cell table:style-name="ce5" office:value-type="string">
            <text:p>mp4 container, aac audio track at 192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7" office:value-type="float" office:value="1">
            <text:p>1</text:p>
          </table:table-cell>
          <table:table-cell table:style-name="ce7" table:number-columns-repeated="4"/>
          <table:table-cell table:style-name="ce7" office:value-type="string">
            <text:p>rm %%DESTINATION%%.m4a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240p_thumbs_jpg</text:p>
          </table:table-cell>
          <table:table-cell table:style-name="ce5" office:value-type="string">
            <text:p>100 thumbnails at 240p as jpg files</text:p>
          </table:table-cell>
          <table:table-cell table:style-name="ce5" office:value-type="string">
            <text:p>100 jpg at 80% quality, no more than 1 every 10 seconds, size 426x24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360p_thumbs_jpg</text:p>
          </table:table-cell>
          <table:table-cell table:style-name="ce5" office:value-type="string">
            <text:p>100 thumbnails at 360p as jpg files</text:p>
          </table:table-cell>
          <table:table-cell table:style-name="ce5" office:value-type="string">
            <text:p>100 jpg at 80% quality, no more than 1 every 10 seconds, size 640x36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480p_thumbs_jpg</text:p>
          </table:table-cell>
          <table:table-cell table:style-name="ce5" office:value-type="string">
            <text:p>100 thumbnails at 480p as jpg files</text:p>
          </table:table-cell>
          <table:table-cell table:style-name="ce5" office:value-type="string">
            <text:p>100 jpg at 80% quality, no more than 1 every 10 seconds, size 854x480</text:p>
          </table:table-cell>
          <table:table-cell table:style-name="ce2" office:value-type="string">
            <text:p>jp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720p_thumbs_jpg</text:p>
          </table:table-cell>
          <table:table-cell table:style-name="ce5" office:value-type="string">
            <text:p>100 thumbnails at 720p as jpg files</text:p>
          </table:table-cell>
          <table:table-cell table:style-name="ce5" office:value-type="string">
            <text:p>100 jpg at 80% quality, no more than 1 every 10 seconds, size 1280x72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1080p_thumbs_jpg</text:p>
          </table:table-cell>
          <table:table-cell table:style-name="ce5" office:value-type="string">
            <text:p>100 thumbnails at 1080p as jpg files</text:p>
          </table:table-cell>
          <table:table-cell table:style-name="ce5" office:value-type="string">
            <text:p>100 jpg at 80% quality, no more than 1 every 10 seconds, size 1920x1080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small_thumbs_jpg</text:p>
          </table:table-cell>
          <table:table-cell table:style-name="ce5" office:value-type="string">
            <text:p>100 small thumbnails as jpg files</text:p>
          </table:table-cell>
          <table:table-cell table:style-name="ce5" office:value-type="string">
            <text:p>100 jpg at 80% quality, no more than 1 every 2 seconds, size 100x60 (width guaranteed)</text:p>
          </table:table-cell>
          <table:table-cell table:style-name="ce2" office:value-type="string">
            <text:p>jpg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100x6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</text:p>
          </table:table-cell>
          <table:table-cell table:style-name="ce7" table:number-columns-repeated="1009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thumbnails</text:p>
          </table:table-cell>
          <table:table-cell table:style-name="ce2" office:value-type="string">
            <text:p>100_medium_thumbs_jpg</text:p>
          </table:table-cell>
          <table:table-cell table:style-name="ce5" office:value-type="string">
            <text:p>100 medium thumbnails as jpg files</text:p>
          </table:table-cell>
          <table:table-cell table:style-name="ce5" office:value-type="string">
            <text:p>100 jpg at 80% quality, no more than 1 every 2 seconds, size 200x120 (width guaranteed)</text:p>
          </table:table-cell>
          <table:table-cell table:style-name="ce2" office:value-type="string">
            <text:p>j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00x100</text:p>
          </table:table-cell>
          <table:table-cell table:style-name="ce2" office:value-type="string">
            <text:p>200x120</text:p>
          </table:table-cell>
          <table:table-cell table:style-name="ce8" office:value-type="string">
            <text:p>folder</text:p>
          </table:table-cell>
          <table:table-cell table:style-name="ce7" table:number-columns-repeated="4"/>
          <table:table-cell table:style-name="ce7" office:value-type="string">
            <text:p>rm -rf %%DESTINATION%%</text:p>
          </table:table-cell>
          <table:table-cell table:style-name="ce7" table:number-columns-repeated="1009"/>
        </table:table-row>
        <table:table-row table:style-name="ro3">
          <table:table-cell table:style-name="ce2" table:number-columns-repeated="3"/>
          <table:table-cell table:style-name="ce5" table:number-columns-repeated="2"/>
          <table:table-cell table:style-name="ce2" table:number-columns-repeated="4"/>
          <table:table-cell table:style-name="ce7" table:number-columns-repeated="1015"/>
        </table:table-row>
        <table:table-row table:style-name="ro4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7-14T14:47:53</dc:date>
    <dc:creator>Benjamin Sonntag</dc:creator>
    <meta:editing-duration>PT28M17S</meta:editing-duration>
    <meta:editing-cycles>3</meta:editing-cycles>
    <meta:document-statistic meta:table-count="1" meta:cell-count="402" meta:object-count="0"/>
  </office:meta>
</office:document-meta>
</file>